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0f3b828ec09e20af7dded5ea805a639b.png"/>
  <manifest:file-entry manifest:media-type="image/png" manifest:full-path="Pictures/f80ba39b90be3c4a6c55e0512fb29e81.png"/>
  <manifest:file-entry manifest:media-type="image/png" manifest:full-path="Pictures/4cb3e3250ba4e5c338c3355e239eb7d4.png"/>
  <manifest:file-entry manifest:media-type="image/png" manifest:full-path="Pictures/628b7f5416f3d69e18127c089aa1da65.png"/>
  <manifest:file-entry manifest:media-type="image/png" manifest:full-path="Pictures/9b2defed5ee274830cfa6f1dfa64dcdb.png"/>
  <manifest:file-entry manifest:media-type="image/png" manifest:full-path="Pictures/75872a0ae688cf87ff624e95160faee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a6a211c2588bbd236d71b805f7a4ae0f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a6a211c2588bbd236d71b805f7a4ae0f">
       <text:span text:style-name="T_a166147084ec7151ebf561247f08d94a">LTE Ingress Egress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0f3b828ec09e20af7dded5ea805a639b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f80ba39b90be3c4a6c55e0512fb29e81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4cb3e3250ba4e5c338c3355e239eb7d4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628b7f5416f3d69e18127c089aa1da65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9b2defed5ee274830cfa6f1dfa64dcdb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75872a0ae688cf87ff624e95160faee6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59:39.000</dc:date>
    <dc:description>Sample 07 Description</dc:description>
    <dc:subject>Sample 07 Subject</dc:subject>
    <dc:title>Sample 07 Title</dc:title>
    <meta:creation-date>2015-04-16T00:59:39.000</meta:creation-date>
    <meta:initial-creator>HAT Developer</meta:initial-creator>
    <meta:keyword>office 2007 openxml libreoffice odt php</meta:keyword>
  </office:meta>
</office:document-meta>
</file>